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1.1917in"/>
    </style:style>
    <style:style style:name="co3" style:family="table-column">
      <style:table-column-properties fo:break-before="auto" style:column-width="3.0909in"/>
    </style:style>
    <style:style style:name="co4" style:family="table-column">
      <style:table-column-properties fo:break-before="auto" style:column-width="2.2764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5602in"/>
    </style:style>
    <style:style style:name="co9" style:family="table-column">
      <style:table-column-properties fo:break-before="auto" style:column-width="0.3571in"/>
    </style:style>
    <style:style style:name="co10" style:family="table-column">
      <style:table-column-properties fo:break-before="auto" style:column-width="1.3327in"/>
    </style:style>
    <style:style style:name="co11" style:family="table-column">
      <style:table-column-properties fo:break-before="auto" style:column-width="0.7965in"/>
    </style:style>
    <style:style style:name="co12" style:family="table-column">
      <style:table-column-properties fo:break-before="auto" style:column-width="1.8925in"/>
    </style:style>
    <style:style style:name="co13" style:family="table-column">
      <style:table-column-properties fo:break-before="auto" style:column-width="1.0217in"/>
    </style:style>
    <style:style style:name="co14" style:family="table-column">
      <style:table-column-properties fo:break-before="auto" style:column-width="1.4291in"/>
    </style:style>
    <style:style style:name="co15" style:family="table-column">
      <style:table-column-properties fo:break-before="auto" style:column-width="1.192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06pt solid #000000" fo:background-color="transparent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Calib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g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office:value-type="string" calcext:value-type="string">
            <text:p>loginId</text:p>
          </table:table-cell>
          <table:table-cell office:value-type="string" calcext:value-type="string">
            <text:p>login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ullNa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marital</text:p>
          </table:table-cell>
          <table:table-cell office:value-type="string" calcext:value-type="string">
            <text:p>jobTitle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initializationCounter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userReferen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Type</text:p>
          </table:table-cell>
          <table:table-cell office:value-type="string" calcext:value-type="string">
            <text:p>firstSecurityQuestion</text:p>
          </table:table-cell>
          <table:table-cell office:value-type="string" calcext:value-type="string">
            <text:p>firstSecurityAnswer</text:p>
          </table:table-cell>
          <table:table-cell office:value-type="string" calcext:value-type="string">
            <text:p>secondSecurityQuestion</text:p>
          </table:table-cell>
          <table:table-cell office:value-type="string" calcext:value-type="string">
            <text:p>secondSecurityAnswer</text:p>
          </table:table-cell>
          <table:table-cell office:value-type="string" calcext:value-type="string">
            <text:p>firstDayOfAWeek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033e22ae348aeb5660fc2140aec35850c4da997</text:p>
          </table:table-cell>
          <table:table-cell office:value-type="string" calcext:value-type="string">
            <text:p>System Administrator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787101808" calcext:value-type="float">
            <text:p>787101808</text:p>
          </table:table-cell>
          <table:table-cell office:value-type="string" calcext:value-type="string">
            <text:p>ndimangwa@gmail.com</text:p>
          </table:table-cell>
          <table:table-cell office:value-type="string" calcext:value-type="string">
            <text:p>SystemUser.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 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Answer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gelina.elifuraha</text:p>
          </table:table-cell>
          <table:table-cell office:value-type="string" calcext:value-type="string">
            <text:p>7c222fb2927d828af22f592134e8932480637c0d</text:p>
          </table:table-cell>
          <table:table-cell office:value-type="string" calcext:value-type="string">
            <text:p>ANGELINA ELIFURAHA MRUTH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3103042" calcext:value-type="float">
            <text:p>623103042</text:p>
          </table:table-cell>
          <table:table-cell table:formula="of:=CONCATENATE([.B3];&quot;@hmis.dev&quot;)" office:value-type="string" office:string-value="angelina.elifuraha@hmis.dev" calcext:value-type="string">
            <text:p>angelina.elifuraha@hmis.dev</text:p>
          </table:table-cell>
          <table:table-cell office:value-type="string" calcext:value-type="string">
            <text:p>SystemUser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 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Answer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sila.aloyce</text:p>
          </table:table-cell>
          <table:table-cell office:value-type="string" calcext:value-type="string">
            <text:p>7c222fb2927d828af22f592134e8932480637c0d</text:p>
          </table:table-cell>
          <table:table-cell office:value-type="string" calcext:value-type="string">
            <text:p>BASILA ALOYCE SHIRIM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6793598" calcext:value-type="float">
            <text:p>746793598</text:p>
          </table:table-cell>
          <table:table-cell table:formula="of:=CONCATENATE([.B4];&quot;@hmis.dev&quot;)" office:value-type="string" office:string-value="basila.aloyce@hmis.dev" calcext:value-type="string">
            <text:p>basila.aloyce@hmis.dev</text:p>
          </table:table-cell>
          <table:table-cell office:value-type="string" calcext:value-type="string">
            <text:p>SystemUser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 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Answer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rcas.orgenes</text:p>
          </table:table-cell>
          <table:table-cell office:value-type="string" calcext:value-type="string">
            <text:p>7c222fb2927d828af22f592134e8932480637c0d</text:p>
          </table:table-cell>
          <table:table-cell office:value-type="string" calcext:value-type="string">
            <text:p>DORCAS <text:s text:c="2"/>ORGENES <text:s text:c="2"/>ELIAMIN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4483296" calcext:value-type="float">
            <text:p>744483296</text:p>
          </table:table-cell>
          <table:table-cell table:formula="of:=CONCATENATE([.B5];&quot;@hmis.dev&quot;)" office:value-type="string" office:string-value="dorcas.orgenes@hmis.dev" calcext:value-type="string">
            <text:p>dorcas.orgenes@hmis.dev</text:p>
          </table:table-cell>
          <table:table-cell office:value-type="string" calcext:value-type="string">
            <text:p>SystemUser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 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Answer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iness.elibariki</text:p>
          </table:table-cell>
          <table:table-cell office:value-type="string" calcext:value-type="string">
            <text:p>7c222fb2927d828af22f592134e8932480637c0d</text:p>
          </table:table-cell>
          <table:table-cell office:value-type="string" calcext:value-type="string">
            <text:p>DAINESS <text:s text:c="3"/>ELIBARIKI <text:s text:c="2"/>MOLL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4357333" calcext:value-type="float">
            <text:p>754357333</text:p>
          </table:table-cell>
          <table:table-cell table:formula="of:=CONCATENATE([.B6];&quot;@hmis.dev&quot;)" office:value-type="string" office:string-value="dainess.elibariki@hmis.dev" calcext:value-type="string">
            <text:p>dainess.elibariki@hmis.dev</text:p>
          </table:table-cell>
          <table:table-cell office:value-type="string" calcext:value-type="string">
            <text:p>SystemUser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 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Answer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nighenja.issaya</text:p>
          </table:table-cell>
          <table:table-cell office:value-type="string" calcext:value-type="string">
            <text:p>7c222fb2927d828af22f592134e8932480637c0d</text:p>
          </table:table-cell>
          <table:table-cell office:value-type="string" calcext:value-type="string">
            <text:p>ENIGHENJA <text:s text:c="2"/>ISSAYA <text:s text:c="2"/>MBWAMBO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6873114" calcext:value-type="float">
            <text:p>786873114</text:p>
          </table:table-cell>
          <table:table-cell table:formula="of:=CONCATENATE([.B7];&quot;@hmis.dev&quot;)" office:value-type="string" office:string-value="enighenja.issaya@hmis.dev" calcext:value-type="string">
            <text:p>enighenja.issaya@hmis.dev</text:p>
          </table:table-cell>
          <table:table-cell office:value-type="string" calcext:value-type="string">
            <text:p>SystemUser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 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Answer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liasifiwe.msuya</text:p>
          </table:table-cell>
          <table:table-cell office:value-type="string" calcext:value-type="string">
            <text:p>7c222fb2927d828af22f592134e8932480637c0d</text:p>
          </table:table-cell>
          <table:table-cell office:value-type="string" calcext:value-type="string">
            <text:p>ELIASIFIWE <text:s/>MSUY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5949437" calcext:value-type="float">
            <text:p>785949437</text:p>
          </table:table-cell>
          <table:table-cell table:formula="of:=CONCATENATE([.B8];&quot;@hmis.dev&quot;)" office:value-type="string" office:string-value="eliasifiwe.msuya@hmis.dev" calcext:value-type="string">
            <text:p>eliasifiwe.msuya@hmis.dev</text:p>
          </table:table-cell>
          <table:table-cell office:value-type="string" calcext:value-type="string">
            <text:p>SystemUser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 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Answer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piphania.ambros</text:p>
          </table:table-cell>
          <table:table-cell office:value-type="string" calcext:value-type="string">
            <text:p>7c222fb2927d828af22f592134e8932480637c0d</text:p>
          </table:table-cell>
          <table:table-cell office:value-type="string" calcext:value-type="string">
            <text:p>EPIPHANIA <text:s text:c="2"/>AMBROS <text:s text:c="2"/>WOISS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2035389" calcext:value-type="float">
            <text:p>762035389</text:p>
          </table:table-cell>
          <table:table-cell table:formula="of:=CONCATENATE([.B9];&quot;@hmis.dev&quot;)" office:value-type="string" office:string-value="epiphania.ambros@hmis.dev" calcext:value-type="string">
            <text:p>epiphania.ambros@hmis.dev</text:p>
          </table:table-cell>
          <table:table-cell office:value-type="string" calcext:value-type="string">
            <text:p>SystemUser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 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Answer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ckline.barnabas</text:p>
          </table:table-cell>
          <table:table-cell office:value-type="string" calcext:value-type="string">
            <text:p>7c222fb2927d828af22f592134e8932480637c0d</text:p>
          </table:table-cell>
          <table:table-cell office:value-type="string" calcext:value-type="string">
            <text:p>JACKLINE <text:s text:c="2"/>BARNABAS <text:s text:c="2"/>SHAY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3977754" calcext:value-type="float">
            <text:p>743977754</text:p>
          </table:table-cell>
          <table:table-cell table:formula="of:=CONCATENATE([.B10];&quot;@hmis.dev&quot;)" office:value-type="string" office:string-value="jackline.barnabas@hmis.dev" calcext:value-type="string">
            <text:p>jackline.barnabas@hmis.dev</text:p>
          </table:table-cell>
          <table:table-cell office:value-type="string" calcext:value-type="string">
            <text:p>SystemUser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 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Answer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yce.hamis</text:p>
          </table:table-cell>
          <table:table-cell office:value-type="string" calcext:value-type="string">
            <text:p>7c222fb2927d828af22f592134e8932480637c0d</text:p>
          </table:table-cell>
          <table:table-cell office:value-type="string" calcext:value-type="string">
            <text:p>JOYCE <text:s text:c="2"/>HAMIS <text:s text:c="2"/>MSEMO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8007474" calcext:value-type="float">
            <text:p>768007474</text:p>
          </table:table-cell>
          <table:table-cell table:formula="of:=CONCATENATE([.B11];&quot;@hmis.dev&quot;)" office:value-type="string" office:string-value="joyce.hamis@hmis.dev" calcext:value-type="string">
            <text:p>joyce.hamis@hmis.dev</text:p>
          </table:table-cell>
          <table:table-cell office:value-type="string" calcext:value-type="string">
            <text:p>SystemUser.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 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Answer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oyce.hemed</text:p>
          </table:table-cell>
          <table:table-cell office:value-type="string" calcext:value-type="string">
            <text:p>7c222fb2927d828af22f592134e8932480637c0d</text:p>
          </table:table-cell>
          <table:table-cell office:value-type="string" calcext:value-type="string">
            <text:p>JOYCE <text:s text:c="2"/>HEMED <text:s text:c="2"/>MBWAMB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2897394" calcext:value-type="float">
            <text:p>742897394</text:p>
          </table:table-cell>
          <table:table-cell table:formula="of:=CONCATENATE([.B12];&quot;@hmis.dev&quot;)" office:value-type="string" office:string-value="joyce.hemed@hmis.dev" calcext:value-type="string">
            <text:p>joyce.hemed@hmis.dev</text:p>
          </table:table-cell>
          <table:table-cell office:value-type="string" calcext:value-type="string">
            <text:p>SystemUser.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 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Answer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ter.kyara</text:p>
          </table:table-cell>
          <table:table-cell office:value-type="string" calcext:value-type="string">
            <text:p>7c222fb2927d828af22f592134e8932480637c0d</text:p>
          </table:table-cell>
          <table:table-cell office:value-type="string" calcext:value-type="string">
            <text:p>ESTER <text:s/>KYAR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3];&quot;@hmis.dev&quot;)" office:value-type="string" office:string-value="ester.kyara@hmis.dev" calcext:value-type="string">
            <text:p>ester.kyara@hmis.dev</text:p>
          </table:table-cell>
          <table:table-cell office:value-type="string" calcext:value-type="string">
            <text:p>SystemUser.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 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Answer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rcas.kangero</text:p>
          </table:table-cell>
          <table:table-cell office:value-type="string" calcext:value-type="string">
            <text:p>7c222fb2927d828af22f592134e8932480637c0d</text:p>
          </table:table-cell>
          <table:table-cell office:value-type="string" calcext:value-type="string">
            <text:p>DORCAS KANGE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4063725" calcext:value-type="float">
            <text:p>754063725</text:p>
          </table:table-cell>
          <table:table-cell table:formula="of:=CONCATENATE([.B14];&quot;@hmis.dev&quot;)" office:value-type="string" office:string-value="dorcas.kangero@hmis.dev" calcext:value-type="string">
            <text:p>dorcas.kangero@hmis.dev</text:p>
          </table:table-cell>
          <table:table-cell office:value-type="string" calcext:value-type="string">
            <text:p>SystemUser.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 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Answer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unisi.mailla</text:p>
          </table:table-cell>
          <table:table-cell office:value-type="string" calcext:value-type="string">
            <text:p>7c222fb2927d828af22f592134e8932480637c0d</text:p>
          </table:table-cell>
          <table:table-cell office:value-type="string" calcext:value-type="string">
            <text:p>YUNISI <text:s/>MAIL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3500852" calcext:value-type="float">
            <text:p>763500852</text:p>
          </table:table-cell>
          <table:table-cell table:formula="of:=CONCATENATE([.B15];&quot;@hmis.dev&quot;)" office:value-type="string" office:string-value="yunisi.mailla@hmis.dev" calcext:value-type="string">
            <text:p>yunisi.mailla@hmis.dev</text:p>
          </table:table-cell>
          <table:table-cell office:value-type="string" calcext:value-type="string">
            <text:p>SystemUser.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 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Answer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gina.charles</text:p>
          </table:table-cell>
          <table:table-cell office:value-type="string" calcext:value-type="string">
            <text:p>7c222fb2927d828af22f592134e8932480637c0d</text:p>
          </table:table-cell>
          <table:table-cell office:value-type="string" calcext:value-type="string">
            <text:p>REGINA <text:s/>CHARL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6207905" calcext:value-type="float">
            <text:p>756207905</text:p>
          </table:table-cell>
          <table:table-cell table:formula="of:=CONCATENATE([.B16];&quot;@hmis.dev&quot;)" office:value-type="string" office:string-value="regina.charles@hmis.dev" calcext:value-type="string">
            <text:p>regina.charles@hmis.dev</text:p>
          </table:table-cell>
          <table:table-cell office:value-type="string" calcext:value-type="string">
            <text:p>SystemUser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 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Answer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se.raphael</text:p>
          </table:table-cell>
          <table:table-cell office:value-type="string" calcext:value-type="string">
            <text:p>7c222fb2927d828af22f592134e8932480637c0d</text:p>
          </table:table-cell>
          <table:table-cell office:value-type="string" calcext:value-type="string">
            <text:p>ROSE <text:s text:c="2"/>RAPHAEL <text:s/>TILY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4566701" calcext:value-type="float">
            <text:p>754566701</text:p>
          </table:table-cell>
          <table:table-cell table:formula="of:=CONCATENATE([.B17];&quot;@hmis.dev&quot;)" office:value-type="string" office:string-value="rose.raphael@hmis.dev" calcext:value-type="string">
            <text:p>rose.raphael@hmis.dev</text:p>
          </table:table-cell>
          <table:table-cell office:value-type="string" calcext:value-type="string">
            <text:p>SystemUser.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 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Answer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harifa.stanley</text:p>
          </table:table-cell>
          <table:table-cell office:value-type="string" calcext:value-type="string">
            <text:p>7c222fb2927d828af22f592134e8932480637c0d</text:p>
          </table:table-cell>
          <table:table-cell office:value-type="string" calcext:value-type="string">
            <text:p>SHARIFA <text:s/>STANLEY <text:s text:c="2"/>MSHAN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4088578" calcext:value-type="float">
            <text:p>714088578</text:p>
          </table:table-cell>
          <table:table-cell table:formula="of:=CONCATENATE([.B18];&quot;@hmis.dev&quot;)" office:value-type="string" office:string-value="sharifa.stanley@hmis.dev" calcext:value-type="string">
            <text:p>sharifa.stanley@hmis.dev</text:p>
          </table:table-cell>
          <table:table-cell office:value-type="string" calcext:value-type="string">
            <text:p>SystemUser.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 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Answer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risila.honorati</text:p>
          </table:table-cell>
          <table:table-cell office:value-type="string" calcext:value-type="string">
            <text:p>7c222fb2927d828af22f592134e8932480637c0d</text:p>
          </table:table-cell>
          <table:table-cell office:value-type="string" calcext:value-type="string">
            <text:p>TARISILA <text:s/>HONORATI <text:s text:c="2"/>SHIRIM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8443575" calcext:value-type="float">
            <text:p>758443575</text:p>
          </table:table-cell>
          <table:table-cell table:formula="of:=CONCATENATE([.B19];&quot;@hmis.dev&quot;)" office:value-type="string" office:string-value="tarisila.honorati@hmis.dev" calcext:value-type="string">
            <text:p>tarisila.honorati@hmis.dev</text:p>
          </table:table-cell>
          <table:table-cell office:value-type="string" calcext:value-type="string">
            <text:p>SystemUser.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 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Answer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phia.mrema</text:p>
          </table:table-cell>
          <table:table-cell office:value-type="string" calcext:value-type="string">
            <text:p>7c222fb2927d828af22f592134e8932480637c0d</text:p>
          </table:table-cell>
          <table:table-cell office:value-type="string" calcext:value-type="string">
            <text:p>SOPHIA MRE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3771763" calcext:value-type="float">
            <text:p>763771763</text:p>
          </table:table-cell>
          <table:table-cell table:formula="of:=CONCATENATE([.B20];&quot;@hmis.dev&quot;)" office:value-type="string" office:string-value="sophia.mrema@hmis.dev" calcext:value-type="string">
            <text:p>sophia.mrema@hmis.dev</text:p>
          </table:table-cell>
          <table:table-cell office:value-type="string" calcext:value-type="string">
            <text:p>SystemUser.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 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Answer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rank.anatory</text:p>
          </table:table-cell>
          <table:table-cell table:style-name="ce1" office:value-type="string" calcext:value-type="string">
            <text:p>7c222fb2927d828af22f592134e8932480637c0d</text:p>
          </table:table-cell>
          <table:table-cell table:style-name="ce1" office:value-type="string" calcext:value-type="string">
            <text:p>FRANK ANATORY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622330240" calcext:value-type="float">
            <text:p>622330240</text:p>
          </table:table-cell>
          <table:table-cell table:style-name="ce1" table:formula="of:=CONCATENATE([.B21];&quot;@hmis.dev&quot;)" office:value-type="string" office:string-value="frank.anatory@hmis.dev" calcext:value-type="string">
            <text:p>frank.anatory@hmis.dev</text:p>
          </table:table-cell>
          <table:table-cell table:style-name="ce1" office:value-type="string" calcext:value-type="string">
            <text:p>MedicalDoctor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Answer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100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mos.gedi</text:p>
          </table:table-cell>
          <table:table-cell table:style-name="ce1" office:value-type="string" calcext:value-type="string">
            <text:p>7c222fb2927d828af22f592134e8932480637c0d</text:p>
          </table:table-cell>
          <table:table-cell table:style-name="ce1" office:value-type="string" calcext:value-type="string">
            <text:p>AMOS <text:s text:c="2"/>GEDI <text:s/>MELEKA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42172873" calcext:value-type="float">
            <text:p>742172873</text:p>
          </table:table-cell>
          <table:table-cell table:style-name="ce1" table:formula="of:=CONCATENATE([.B22];&quot;@hmis.dev&quot;)" office:value-type="string" office:string-value="amos.gedi@hmis.dev" calcext:value-type="string">
            <text:p>amos.gedi@hmis.dev</text:p>
          </table:table-cell>
          <table:table-cell table:style-name="ce1" office:value-type="string" calcext:value-type="string">
            <text:p>SystemUser.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Answer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100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rick.albert</text:p>
          </table:table-cell>
          <table:table-cell table:style-name="ce1" office:value-type="string" calcext:value-type="string">
            <text:p>7c222fb2927d828af22f592134e8932480637c0d</text:p>
          </table:table-cell>
          <table:table-cell table:style-name="ce1" office:value-type="string" calcext:value-type="string">
            <text:p>ERICK <text:s text:c="2"/>ALBERT <text:s/>CHAMBASI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625681008" calcext:value-type="float">
            <text:p>625681008</text:p>
          </table:table-cell>
          <table:table-cell table:style-name="ce1" table:formula="of:=CONCATENATE([.B23];&quot;@hmis.dev&quot;)" office:value-type="string" office:string-value="erick.albert@hmis.dev" calcext:value-type="string">
            <text:p>erick.albert@hmis.dev</text:p>
          </table:table-cell>
          <table:table-cell table:style-name="ce1" office:value-type="string" calcext:value-type="string">
            <text:p>SystemUser.2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Answer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100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michael.mnana</text:p>
          </table:table-cell>
          <table:table-cell table:style-name="ce1" office:value-type="string" calcext:value-type="string">
            <text:p>7c222fb2927d828af22f592134e8932480637c0d</text:p>
          </table:table-cell>
          <table:table-cell table:style-name="ce1" office:value-type="string" calcext:value-type="string">
            <text:p>MICHAEL MNANA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54481240" calcext:value-type="float">
            <text:p>754481240</text:p>
          </table:table-cell>
          <table:table-cell table:style-name="ce1" table:formula="of:=CONCATENATE([.B24];&quot;@hmis.dev&quot;)" office:value-type="string" office:string-value="michael.mnana@hmis.dev" calcext:value-type="string">
            <text:p>michael.mnana@hmis.dev</text:p>
          </table:table-cell>
          <table:table-cell table:style-name="ce1" office:value-type="string" calcext:value-type="string">
            <text:p>SystemUser.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Answer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100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jasper.said</text:p>
          </table:table-cell>
          <table:table-cell table:style-name="ce1" office:value-type="string" calcext:value-type="string">
            <text:p>7c222fb2927d828af22f592134e8932480637c0d</text:p>
          </table:table-cell>
          <table:table-cell table:style-name="ce1" office:value-type="string" calcext:value-type="string">
            <text:p>JASPER <text:s text:c="2"/>SAID <text:s text:c="2"/>MBWAMBO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54499424" calcext:value-type="float">
            <text:p>754499424</text:p>
          </table:table-cell>
          <table:table-cell table:style-name="ce1" table:formula="of:=CONCATENATE([.B25];&quot;@hmis.dev&quot;)" office:value-type="string" office:string-value="jasper.said@hmis.dev" calcext:value-type="string">
            <text:p>jasper.said@hmis.dev</text:p>
          </table:table-cell>
          <table:table-cell table:style-name="ce1" office:value-type="string" calcext:value-type="string">
            <text:p>MedicalDoctor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Answer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100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icholaus.ngowi</text:p>
          </table:table-cell>
          <table:table-cell table:style-name="ce1" office:value-type="string" calcext:value-type="string">
            <text:p>7c222fb2927d828af22f592134e8932480637c0d</text:p>
          </table:table-cell>
          <table:table-cell table:style-name="ce1" office:value-type="string" calcext:value-type="string">
            <text:p>NICHOLAUS <text:s text:c="2"/>NGOWI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67175560" calcext:value-type="float">
            <text:p>767175560</text:p>
          </table:table-cell>
          <table:table-cell table:style-name="ce1" table:formula="of:=CONCATENATE([.B26];&quot;@hmis.dev&quot;)" office:value-type="string" office:string-value="nicholaus.ngowi@hmis.dev" calcext:value-type="string">
            <text:p>nicholaus.ngowi@hmis.dev</text:p>
          </table:table-cell>
          <table:table-cell table:style-name="ce1" office:value-type="string" calcext:value-type="string">
            <text:p>MedicalDoctor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Answer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100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orgnesess.jasper</text:p>
          </table:table-cell>
          <table:table-cell table:style-name="ce1" office:value-type="string" calcext:value-type="string">
            <text:p>7c222fb2927d828af22f592134e8932480637c0d</text:p>
          </table:table-cell>
          <table:table-cell table:style-name="ce1" office:value-type="string" calcext:value-type="string">
            <text:p>ORGENESS <text:s text:c="2"/>JASPER <text:s text:c="2"/>MBWAMBO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13863733" calcext:value-type="float">
            <text:p>713863733</text:p>
          </table:table-cell>
          <table:table-cell table:style-name="ce1" table:formula="of:=CONCATENATE([.B27];&quot;@hmis.dev&quot;)" office:value-type="string" office:string-value="orgnesess.jasper@hmis.dev" calcext:value-type="string">
            <text:p>orgnesess.jasper@hmis.dev</text:p>
          </table:table-cell>
          <table:table-cell table:style-name="ce1" office:value-type="string" calcext:value-type="string">
            <text:p>MedicalDoctor.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Answer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1004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polnary.elias</text:p>
          </table:table-cell>
          <table:table-cell table:style-name="ce1" office:value-type="string" calcext:value-type="string">
            <text:p>7c222fb2927d828af22f592134e8932480637c0d</text:p>
          </table:table-cell>
          <table:table-cell table:style-name="ce1" office:value-type="string" calcext:value-type="string">
            <text:p>APOLNARY ELIAS CHUWA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1" table:formula="of:=CONCATENATE([.B28];&quot;@hmis.dev&quot;)" office:value-type="string" office:string-value="apolnary.elias@hmis.dev" calcext:value-type="string">
            <text:p>apolnary.elias@hmis.dev</text:p>
          </table:table-cell>
          <table:table-cell table:style-name="ce1" office:value-type="string" calcext:value-type="string">
            <text:p>SystemUser.2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Answer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100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willison.mbise</text:p>
          </table:table-cell>
          <table:table-cell table:style-name="ce1" office:value-type="string" calcext:value-type="string">
            <text:p>7c222fb2927d828af22f592134e8932480637c0d</text:p>
          </table:table-cell>
          <table:table-cell table:style-name="ce1" office:value-type="string" calcext:value-type="string">
            <text:p>WILLISON <text:s text:c="2"/>MBISE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674529581" calcext:value-type="float">
            <text:p>674529581</text:p>
          </table:table-cell>
          <table:table-cell table:style-name="ce1" table:formula="of:=CONCATENATE([.B29];&quot;@hmis.dev&quot;)" office:value-type="string" office:string-value="willison.mbise@hmis.dev" calcext:value-type="string">
            <text:p>willison.mbise@hmis.dev</text:p>
          </table:table-cell>
          <table:table-cell table:style-name="ce1" office:value-type="string" calcext:value-type="string">
            <text:p>SystemUser.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Answer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100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venant.lagweni</text:p>
          </table:table-cell>
          <table:table-cell table:style-name="ce1" office:value-type="string" calcext:value-type="string">
            <text:p>7c222fb2927d828af22f592134e8932480637c0d</text:p>
          </table:table-cell>
          <table:table-cell table:style-name="ce1" office:value-type="string" calcext:value-type="string">
            <text:p>VENANT LAGWENI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54562889" calcext:value-type="float">
            <text:p>754562889</text:p>
          </table:table-cell>
          <table:table-cell table:style-name="ce1" table:formula="of:=CONCATENATE([.B30];&quot;@hmis.dev&quot;)" office:value-type="string" office:string-value="venant.lagweni@hmis.dev" calcext:value-type="string">
            <text:p>venant.lagweni@hmis.dev</text:p>
          </table:table-cell>
          <table:table-cell table:style-name="ce1" office:value-type="string" calcext:value-type="string">
            <text:p>SystemUser.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Answer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/00/0000</text:date>, <text:time style:data-style-name="N2" text:time-value="10:06:22.698366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5T10:07:57.242729572</dc:date>
    <meta:editing-duration>PT29M47S</meta:editing-duration>
    <meta:editing-cycles>9</meta:editing-cycles>
    <meta:generator>LibreOffice/6.4.7.2$Linux_X86_64 LibreOffice_project/40$Build-2</meta:generator>
    <meta:document-statistic meta:table-count="1" meta:cell-count="598" meta:object-count="0"/>
  </office:meta>
</office:document-meta>
</file>